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041666666666665in"/>
    </style:style>
    <style:style style:name="co3" style:family="table-column">
      <style:table-column-properties fo:break-before="auto" style:column-width="2.6666666666666665in"/>
    </style:style>
    <style:style style:name="co4" style:family="table-column">
      <style:table-column-properties fo:break-before="auto" style:column-width="1.229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739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489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8020833333333335in"/>
    </style:style>
    <style:style style:name="co11" style:family="table-column">
      <style:table-column-properties fo:break-before="auto" style:column-width="2.01041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145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other-agencies">
      <style:table-properties table:display="true" style:writing-mode="lr-tb"/>
    </style:style>
    <style:style style:name="ta4" style:family="table" style:master-page-name="PageStyle_5f_colleges-and-universities">
      <style:table-properties table:display="true" style:writing-mode="lr-tb"/>
    </style:style>
    <style:style style:name="ta5" style:family="table" style:master-page-name="PageStyle_5f_state-total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ACCOMA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Chincoteagu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nancock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s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loxom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BEMARL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Albemarle County PD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ALLEGHAN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AMEL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AMHERS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mhers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PPOMATTO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RLING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Arlington County PD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string">
            <text:p>AUGUSTA COUN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BAT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BOTETOUR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BRUNSW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Lawrencevill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HANA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Grundy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KINGH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CAMPB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Altavista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okneal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OLIN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Bowling Green PD</text:p>
          </table:table-cell>
        </table:table-row>
        <table:table-row table:style-name="ro2">
          <table:table-cell table:style-name="ce22" office:value-type="string">
            <text:p>CARRO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Hillsville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RLES CIT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Chesterfield County PD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439">
            <text:p>439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03">
            <text:p>103</text:p>
          </table:table-cell>
        </table:table-row>
        <table:table-row table:style-name="ro2">
          <table:table-cell table:style-name="ce22" office:value-type="string">
            <text:p>CLARK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Berry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RAI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ULPEP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Culpeper PD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Clintwood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si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INWIDDI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ES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appahannock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FAIRFA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Fairfax County PD</text:p>
          </table:table-cell>
          <table:table-cell table:style-name="ce21" office:value-type="float" office:value="1354">
            <text:p>1354</text:p>
          </table:table-cell>
          <table:table-cell table:style-name="ce21" office:value-type="float" office:value="1178">
            <text:p>1178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296">
            <text:p>296</text:p>
          </table:table-cell>
        </table:table-row>
        <table:table-row table:style-name="ro2">
          <table:table-cell table:style-name="ce22" office:value-type="string">
            <text:p>Herndon PD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Vienna PD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FAUQUI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Remingto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ton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LOY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FLUVANN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FRANKLI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Rocky Mount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REDER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Middletow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ephens Cit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ILES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Glen Ly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arisburg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mbrok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 Creek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arrows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OUCEST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OOCH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RAY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Independenc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GREENSVILL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HALIFA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lifax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Boston PD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ANOV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Ashland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ENRICO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Henrico County PD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2" office:value-type="string">
            <text:p>HEN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HIGH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ISLE OF WIGH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mithfield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Windsor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AMES CIT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James City County PD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KING &amp; QUEE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KING GEOR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KING WILLI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West Point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NCAST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Kilmarnock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hite Stone PD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LE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onesvill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nnington Gap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UDOU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27">
            <text:p>527</text:p>
          </table:table-cell>
          <table:table-cell table:style-name="ce21" office:value-type="float" office:value="461">
            <text:p>46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2" office:value-type="string">
            <text:p>Leesburg PD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Middleburg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rcellville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IS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Louisa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UNENBUR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Kenbridg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ctori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DI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MATHEWS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ase City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larksvill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Crosse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Hill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Blacksburg PD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Christiansburg PD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NEL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NEW KEN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NORTHAMPTON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Cape Charl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xmor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UMBERLAN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NOTTOWA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Blackston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rewe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urkeville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Orange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Gordonsvill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A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Luray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henandoah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nle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TR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Chatham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tna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urt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WHATA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PRINCE EDWAR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armville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RINCE GEORGE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Prince George County P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PRINCE WILLIAM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Prince William County PD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2" office:value-type="string">
            <text:p>Quantico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marke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umfries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ccoquan PD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PULASKI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ulaski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Dublin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APPAHANNOCK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ICHMO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Warsaw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OANOK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Roanoke County PD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Vinton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ROCKBRID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Glasgow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INGH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Bridgewater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adwa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yton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Elkton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ottoes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imberville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USS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Lebanon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onaker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COTT COUNTY</text:p>
          </table:table-cell>
          <table:table-cell table:number-columns-repeated="5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ate City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ber City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HENANDOA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Edinburg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t. Jackson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oodstock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rasburg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New Marke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YT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ion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altvill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ilhowi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AMP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Boykin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POTSYLVAN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2" office:value-type="string">
            <text:p>STAFFOR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string">
            <text:p>SUR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SUS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averly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AZEW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Bluefield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Pocahontas PD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Richlands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Tazewell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edar Bluff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string">
            <text:p>Front Royal PD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Abingdon P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amascu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ade Spring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MORELAN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Colonial Beach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IS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Appalachia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g Stone Gap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eburn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und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. Paul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YTH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Wytheville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Rural Retreat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YOR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COUNTY TOTAL</text:p>
          </table:table-cell>
          <table:table-cell table:style-name="ce24" office:value-type="float" office:value="9240">
            <text:p>9240</text:p>
          </table:table-cell>
          <table:table-cell table:style-name="ce24" office:value-type="float" office:value="8178">
            <text:p>8178</text:p>
          </table:table-cell>
          <table:table-cell table:style-name="ce24" office:value-type="float" office:value="1062">
            <text:p>1062</text:p>
          </table:table-cell>
          <table:table-cell table:style-name="ce24" office:value-type="float" office:value="2127">
            <text:p>2127</text:p>
          </table:table-cell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</table:table>
      <table:table table:name="cities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ities</text:p>
          </table:table-cell>
          <table:covered-table-cell table:number-columns-repeated="4"/>
        </table:table-row>
        <table:table-row table:style-name="ro2">
          <table:table-cell table:style-name="ce21" office:value-type="string">
            <text:p>Alexandria PD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Bedford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ristol PD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uena Vista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/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harlottesville PD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Chesapeake PD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Clifton Forg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/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lonial Heights PD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vingt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anville PD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mporia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/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airfax PD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Falls Church PD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ranklin P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5">
            <text:p>25</text:p>
          </table:table-cell>
          <table:table-cell table:style-name="ce21"/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Fredericksburg PD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Galax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Hampton PD</text:p>
          </table:table-cell>
          <table:table-cell table:style-name="ce21" office:value-type="float" office:value="277">
            <text:p>277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Harrisonburg PD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Hopewell PD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exington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ynchburg P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Manassas PD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Manassas Park PD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artinsville PD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ewport News PD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36">
            <text:p>136</text:p>
          </table:table-cell>
        </table:table-row>
        <table:table-row table:style-name="ro2">
          <table:table-cell table:style-name="ce21" office:value-type="string">
            <text:p>Norfolk PD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Nort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/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tersburg PD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Poquoson PD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tsmouth PD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Radford PD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Richmond PD</text:p>
          </table:table-cell>
          <table:table-cell table:style-name="ce21" office:value-type="float" office:value="719">
            <text:p>719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221">
            <text:p>221</text:p>
          </table:table-cell>
        </table:table-row>
        <table:table-row table:style-name="ro2">
          <table:table-cell table:style-name="ce21" office:value-type="string">
            <text:p>Roanoke PD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Salem PD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taunton PD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uffolk PD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Virginia Beach PD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677">
            <text:p>677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72">
            <text:p>172</text:p>
          </table:table-cell>
        </table:table-row>
        <table:table-row table:style-name="ro2">
          <table:table-cell table:style-name="ce21" office:value-type="string">
            <text:p>Waynesboro PD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Williamsburg PD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Winchester PD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917">
            <text:p>5917</text:p>
          </table:table-cell>
          <table:table-cell table:style-name="ce21" office:value-type="float" office:value="5109">
            <text:p>5109</text:p>
          </table:table-cell>
          <table:table-cell table:style-name="ce21" office:value-type="float" office:value="808">
            <text:p>808</text:p>
          </table:table-cell>
          <table:table-cell table:style-name="ce21" office:value-type="float" office:value="1532">
            <text:p>1532</text:p>
          </table:table-cell>
        </table:table-row>
        <table:table-row table:style-name="ro2">
          <table:table-cell table:number-columns-repeated="5" table:style-name="ce21"/>
        </table:table-row>
        <table:table-row table:style-name="ro2">
          <table:table-cell table:style-name="ce21" table:number-columns-spanned="5" table:number-rows-spanned="1"/>
          <table:covered-table-cell table:number-columns-repeated="4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other-agencies" table:style-name="ta3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OTHER AGENCIES</text:p>
          </table:table-cell>
        </table:table-row>
        <table:table-row table:style-name="ro2">
          <table:table-cell table:style-name="ce21" office:value-type="string">
            <text:p>Alcoholic Bev. Control, Dept.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Capitol Police, Division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nservation &amp; Rec., Dept.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Game&amp;Inland Fisheries, Dept</text:p>
          </table:table-cell>
          <table:table-cell table:style-name="ce26" office:value-type="float" office:value="169">
            <text:p>169</text:p>
          </table:table-cell>
          <table:table-cell table:style-name="ce26" office:value-type="float" office:value="159">
            <text:p>159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11">
            <text:p>11</text:p>
          </table:table-cell>
          <table:table-cell table:style-name="ce21"/>
        </table:table-row>
        <table:table-row table:style-name="ro2">
          <table:table-cell table:style-name="ce21" office:value-type="string">
            <text:p>Motor Vehicles, Dept.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Virginia State Police, Dept.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1860">
            <text:p>186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Metro. Wash.Airport Auth.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Norfolk Airport Authority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ichmond Int'l Airport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outhside Va. Trng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irginia Port Authority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809">
            <text:p>2809</text:p>
          </table:table-cell>
          <table:table-cell table:style-name="ce21" office:value-type="float" office:value="2582">
            <text:p>2582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1034">
            <text:p>1034</text:p>
          </table:table-cell>
        </table:table-row>
      </table:table>
      <table:table table:name="colleges-and-universities" table:style-name="ta4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COLLEGE &amp; UNIVERSITY</text:p>
          </table:table-cell>
        </table:table-row>
        <table:table-row table:style-name="ro2">
          <table:table-cell table:style-name="ce21" office:value-type="string">
            <text:p>Christopher Newport U.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astern VA Medical Sch.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Emory &amp; Henry Colleg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errum Colleg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eorge Mason Univ. PD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James Madison Univ. PD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J Sargeant Reynolds C.C.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ongwood University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ord Fairfax C.C.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rfolk State University PD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Northern Virginia C.C. PD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Old Dominion University PD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adford University PD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ichard Bland Colleg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homas Nelson Colleg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U. of Mary Washington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University of Richmond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University of Virginia P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UVA's College at Wis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. Commonwealth U. P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Va. Military Institut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irginia State University P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Virginia Tech University P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Virginia Western C.C.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lliam &amp; Mary College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637">
            <text:p>637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321">
            <text:p>321</text:p>
          </table:table-cell>
        </table:table-row>
      </table:table>
      <table:table table:name="state-totals" table:style-name="ta5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3" office:value-type="string">
            <text:p>COUNTY TOTAL</text:p>
          </table:table-cell>
          <table:table-cell table:style-name="ce24" office:value-type="float" office:value="9240">
            <text:p>9240</text:p>
          </table:table-cell>
          <table:table-cell table:style-name="ce24" office:value-type="float" office:value="8178">
            <text:p>8178</text:p>
          </table:table-cell>
          <table:table-cell table:style-name="ce24" office:value-type="float" office:value="1062">
            <text:p>1062</text:p>
          </table:table-cell>
          <table:table-cell table:style-name="ce24" office:value-type="float" office:value="2127">
            <text:p>2127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809">
            <text:p>2809</text:p>
          </table:table-cell>
          <table:table-cell table:style-name="ce21" office:value-type="float" office:value="2582">
            <text:p>2582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1034">
            <text:p>1034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917">
            <text:p>5917</text:p>
          </table:table-cell>
          <table:table-cell table:style-name="ce21" office:value-type="float" office:value="5109">
            <text:p>5109</text:p>
          </table:table-cell>
          <table:table-cell table:style-name="ce21" office:value-type="float" office:value="808">
            <text:p>808</text:p>
          </table:table-cell>
          <table:table-cell table:style-name="ce21" office:value-type="float" office:value="1532">
            <text:p>1532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637">
            <text:p>637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321">
            <text:p>321</text:p>
          </table:table-cell>
        </table:table-row>
        <table:table-row table:style-name="ro2">
          <table:table-cell table:style-name="ce23" office:value-type="string">
            <text:p>STATE TOTAL</text:p>
          </table:table-cell>
          <table:table-cell table:style-name="ce26" office:value-type="float" office:value="18603">
            <text:p>18603</text:p>
          </table:table-cell>
          <table:table-cell table:style-name="ce26" office:value-type="float" office:value="16405">
            <text:p>16405</text:p>
          </table:table-cell>
          <table:table-cell table:style-name="ce26" office:value-type="float" office:value="2198">
            <text:p>2198</text:p>
          </table:table-cell>
          <table:table-cell table:style-name="ce26" office:value-type="float" office:value="5014">
            <text:p>50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ate-totals" style:display-name="PageStyle_state-total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